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2cm" svg:stroke-color="#00b73a" draw:marker-start-width="0.5cm" draw:marker-end-width="0.5cm" draw:fill="solid" draw:fill-color="#00b73a" draw:opacity="20%" draw:textarea-horizontal-align="justify" draw:textarea-vertical-align="top" draw:auto-grow-height="false" fo:padding-top="0.225cm" fo:padding-bottom="0.225cm" fo:padding-left="0.35cm" fo:padding-right="0.35cm" draw:shadow-opacity="20%"/>
    </style:style>
    <style:style style:name="gr2" style:family="graphic" style:parent-style-name="standard">
      <style:graphic-properties draw:stroke="none" svg:stroke-color="#ff8d00" draw:fill="solid" draw:fill-color="#ff8d00" draw:textarea-horizontal-align="justify" draw:textarea-vertical-align="middle" draw:auto-grow-height="false"/>
    </style:style>
    <style:style style:name="gr3" style:family="graphic" style:parent-style-name="standard">
      <style:graphic-properties draw:stroke="solid" svg:stroke-width="0.1cm" svg:stroke-color="#ffffff" draw:marker-start-width="0.35cm" draw:marker-end-width="0.35cm" draw:fill="solid" draw:fill-color="#ff8d00" draw:textarea-horizontal-align="justify" draw:textarea-vertical-align="middle" draw:auto-grow-height="false" fo:padding-top="0.2cm" fo:padding-bottom="0.2cm" fo:padding-left="0.325cm" fo:padding-right="0.325cm"/>
    </style:style>
    <style:style style:name="gr4" style:family="graphic" style:parent-style-name="standard">
      <style:graphic-properties draw:stroke="dash" draw:stroke-dash="Fine_20_Dashed" svg:stroke-width="0.2cm" svg:stroke-color="#ff8d00" draw:marker-start-width="0.5cm" draw:marker-end-width="0.5cm" draw:fill="none" draw:fill-color="#00b73a" draw:textarea-horizontal-align="justify" draw:textarea-vertical-align="top" draw:auto-grow-height="false" fo:padding-top="0.225cm" fo:padding-bottom="0.225cm" fo:padding-left="0.35cm" fo:padding-right="0.35cm"/>
    </style:style>
    <style:style style:name="gr5" style:family="graphic" style:parent-style-name="standard">
      <style:graphic-properties draw:stroke="none" draw:fill="solid" draw:fill-color="#00b73a" draw:textarea-horizontal-align="justify" draw:textarea-vertical-align="middle" draw:auto-grow-height="false"/>
    </style:style>
    <style:style style:name="gr6" style:family="graphic" style:parent-style-name="standard">
      <style:graphic-properties draw:stroke="solid" svg:stroke-width="0.1cm" svg:stroke-color="#ffffff" draw:marker-start-width="0.35cm" draw:marker-end-width="0.35cm" draw:fill="solid" draw:fill-color="#00b73a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05cm" svg:stroke-color="#ffffff" draw:marker-start-width="0.275cm" draw:marker-end-width="0.275cm" draw:fill="solid" draw:fill-color="#00b4f0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ff8d00" draw:fill="solid" draw:fill-color="#ff8d00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Fine_20_Dashed" svg:stroke-width="0.2cm" svg:stroke-color="#00b73a" draw:marker-start-width="0.5cm" draw:marker-end-width="0.5cm" draw:fill="none" draw:fill-color="#00b73a" draw:textarea-horizontal-align="justify" draw:textarea-vertical-align="top" draw:auto-grow-height="false" fo:padding-top="0.225cm" fo:padding-bottom="0.225cm" fo:padding-left="0.35cm" fo:padding-right="0.35cm"/>
    </style:style>
    <style:style style:name="gr10" style:family="graphic" style:parent-style-name="standard">
      <style:graphic-properties draw:stroke="none" draw:fill="solid" draw:fill-color="#00b4f0" draw:textarea-horizontal-align="justify" draw:textarea-vertical-align="middle" draw:auto-grow-height="false" fo:padding-top="0.13cm"/>
    </style:style>
    <style:style style:name="gr11" style:family="graphic" style:parent-style-name="standard">
      <style:graphic-properties draw:stroke="none" draw:fill="solid" draw:fill-color="#00b4f0" draw:textarea-horizontal-align="left" draw:textarea-vertical-align="middle" draw:auto-grow-height="false" fo:padding-top="0.13cm"/>
    </style:style>
    <style:style style:name="gr12" style:family="graphic" style:parent-style-name="standard">
      <style:graphic-properties draw:stroke="none" svg:stroke-color="#ff8d00" draw:fill="solid" draw:fill-color="#e61e6e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width="0cm" svg:stroke-color="#ff8d00" draw:marker-start-width="0.2cm" draw:marker-end-width="0.2cm" draw:fill="solid" draw:fill-color="#ff8d00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draw:stroke="dash" draw:stroke-dash="Fine_20_Dashed" svg:stroke-width="0.2cm" svg:stroke-color="#00b4f0" draw:marker-start-width="0.5cm" draw:marker-end-width="0.5cm" svg:stroke-opacity="50%" draw:fill="solid" draw:fill-color="#ffffff" draw:opacity="50%" draw:textarea-horizontal-align="justify" draw:textarea-vertical-align="middle" draw:auto-grow-height="false" fo:padding-top="0.225cm" fo:padding-bottom="0.225cm" fo:padding-left="0.35cm" fo:padding-right="0.35cm" draw:shadow-opacity="50%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23cm" fo:min-width="0cm"/>
    </style:style>
    <style:style style:name="gr16" style:family="graphic" style:parent-style-name="standard">
      <style:graphic-properties draw:stroke="none" svg:stroke-width="0.05cm" svg:stroke-color="#ffffff" draw:marker-start-width="0.275cm" draw:marker-end-width="0.275cm" draw:fill="solid" draw:fill-color="#00b73a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width="0.05cm" svg:stroke-color="#ffffff" draw:marker-start-width="0.275cm" draw:marker-end-width="0.275cm" draw:fill="solid" draw:fill-color="#ff8d00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stroke="none" draw:fill="solid" draw:fill-color="#e6e6ff"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fill="solid" draw:fill-color="#00b4f0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b4f0" draw:fill="none" draw:fill-color="#ffffff" draw:textarea-horizontal-align="left" draw:auto-grow-height="true" draw:auto-grow-width="true" fo:min-height="1.154cm" fo:min-width="0cm"/>
    </style:style>
    <style:style style:name="gr21" style:family="graphic" style:parent-style-name="standard">
      <style:graphic-properties draw:stroke="solid" svg:stroke-width="0.3cm" svg:stroke-color="#ff3333" draw:marker-start-width="0.65cm" draw:marker-end-width="0.65cm" draw:fill="solid" draw:fill-color="#ff8d00" draw:textarea-horizontal-align="justify" draw:textarea-vertical-align="middle" draw:auto-grow-height="false" fo:padding-top="0.275cm" fo:padding-bottom="0.275cm" fo:padding-left="0.4cm" fo:padding-right="0.4cm"/>
    </style:style>
    <style:style style:name="gr22" style:family="graphic" style:parent-style-name="standard">
      <style:graphic-properties draw:stroke="none" draw:fill="solid" draw:fill-color="#ff8d00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solid" draw:fill-color="#e61e6e" draw:textarea-horizontal-align="justify" draw:textarea-vertical-align="middle" draw:auto-grow-height="false"/>
    </style:style>
    <style:style style:name="gr24" style:family="graphic" style:parent-style-name="standard">
      <style:graphic-properties draw:stroke="none" draw:fill="solid" draw:fill-color="#00b73a" draw:textarea-horizontal-align="justify" draw:textarea-vertical-align="middle" draw:auto-grow-height="false"/>
    </style:style>
    <style:style style:name="gr25" style:family="graphic" style:parent-style-name="standard">
      <style:graphic-properties draw:stroke="none" draw:fill="solid" draw:fill-color="#e6e6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b73a" style:font-name="Ubuntu Medium" fo:font-size="22pt" fo:font-weight="normal" style:font-size-asian="22pt" style:font-weight-asian="normal" style:font-size-complex="22pt" style:font-weight-complex="normal"/>
    </style:style>
    <style:style style:name="P3" style:family="paragraph">
      <style:paragraph-properties fo:text-align="center"/>
      <style:text-properties fo:color="#000000" style:font-name="Ubuntu Medium" fo:font-size="14pt" fo:font-weight="normal" style:font-size-asian="14pt" style:font-weight-asian="normal" style:font-size-complex="14pt" style:font-weight-complex="normal"/>
    </style:style>
    <style:style style:name="P4" style:family="paragraph">
      <style:paragraph-properties fo:text-align="center"/>
      <style:text-properties fo:color="#ffffff" style:font-name="Ubuntu Medium" fo:font-size="14pt" fo:font-weight="normal" style:font-size-asian="14pt" style:font-weight-asian="normal" style:font-size-complex="14pt" style:font-weight-complex="normal"/>
    </style:style>
    <style:style style:name="P5" style:family="paragraph">
      <style:paragraph-properties fo:text-align="center"/>
      <style:text-properties fo:color="#ff8d00" style:font-name="Ubuntu Medium" fo:font-size="15pt" fo:font-weight="normal" style:font-size-asian="15pt" style:font-weight-asian="normal" style:font-size-complex="15pt" style:font-weight-complex="normal"/>
    </style:style>
    <style:style style:name="P6" style:family="paragraph">
      <style:paragraph-properties fo:text-align="center"/>
      <style:text-properties fo:color="#ffffff" style:font-name="Ubuntu Medium" fo:font-size="22pt" fo:font-weight="normal" style:font-size-asian="22pt" style:font-weight-asian="normal" style:font-size-complex="22pt" style:font-weight-complex="normal"/>
    </style:style>
    <style:style style:name="P7" style:family="paragraph">
      <style:paragraph-properties fo:text-align="center"/>
      <style:text-properties fo:color="#ffffff" style:font-name="Ubuntu Medium" fo:font-size="10pt" fo:font-weight="normal" style:font-size-asian="10pt" style:font-weight-asian="normal" style:font-size-complex="10pt" style:font-weight-complex="normal"/>
    </style:style>
    <style:style style:name="P8" style:family="paragraph">
      <style:paragraph-properties fo:text-align="center"/>
      <style:text-properties fo:color="#ffffff" style:font-name="Ubuntu Medium" fo:font-size="20pt" fo:font-weight="normal" style:font-size-asian="20pt" style:font-weight-asian="normal" style:font-size-complex="20pt" style:font-weight-complex="normal"/>
    </style:style>
    <style:style style:name="P9" style:family="paragraph">
      <style:paragraph-properties fo:text-align="center"/>
      <style:text-properties fo:color="#ffffff" style:font-name="Ubuntu Medium" fo:font-size="16pt" fo:font-weight="normal" style:font-size-asian="16pt" style:font-weight-asian="normal" style:font-size-complex="16pt" style:font-weight-complex="normal"/>
    </style:style>
    <style:style style:name="P10" style:family="paragraph">
      <style:paragraph-properties fo:text-align="center"/>
      <style:text-properties fo:color="#ffffff" style:font-name="Ubuntu Medium" fo:font-size="12pt" fo:font-weight="normal" style:font-size-asian="12pt" style:font-weight-asian="normal" style:font-size-complex="12pt" style:font-weight-complex="normal"/>
    </style:style>
    <style:style style:name="P11" style:family="paragraph">
      <style:paragraph-properties fo:text-align="center"/>
      <style:text-properties fo:font-size="18pt" style:font-size-asian="18pt" style:font-size-complex="18pt"/>
    </style:style>
    <style:style style:name="P12" style:family="paragraph">
      <style:text-properties fo:color="#00b4f0"/>
    </style:style>
    <style:style style:name="P13" style:family="paragraph">
      <style:text-properties fo:color="#00b4f0" style:font-name="Ubuntu" fo:font-size="24pt" fo:font-weight="bold" style:font-size-asian="24pt" style:font-weight-asian="bold" style:font-size-complex="24pt" style:font-weight-complex="bold"/>
    </style:style>
    <style:style style:name="P14" style:family="paragraph">
      <style:text-properties fo:color="#ff3333"/>
    </style:style>
    <style:style style:name="P15" style:family="paragraph">
      <style:text-properties fo:color="#ff3333" style:font-name="Ubuntu" fo:font-size="24pt" fo:font-weight="bold" style:font-size-asian="24pt" style:font-weight-asian="bold" style:font-size-complex="24pt" style:font-weight-complex="bold"/>
    </style:style>
    <style:style style:name="P16" style:family="paragraph">
      <style:text-properties fo:color="#ff8d00"/>
    </style:style>
    <style:style style:name="P17" style:family="paragraph">
      <style:text-properties fo:color="#ff8d00" style:font-name="Ubuntu" fo:font-size="24pt" fo:font-weight="bold" style:font-size-asian="24pt" style:font-weight-asian="bold" style:font-size-complex="24pt" style:font-weight-complex="bold"/>
    </style:style>
    <style:style style:name="P18" style:family="paragraph">
      <style:text-properties fo:color="#e61e6e"/>
    </style:style>
    <style:style style:name="P19" style:family="paragraph">
      <style:text-properties fo:color="#e61e6e" style:font-name="Ubuntu" fo:font-size="24pt" fo:font-weight="bold" style:font-size-asian="24pt" style:font-weight-asian="bold" style:font-size-complex="24pt" style:font-weight-complex="bold"/>
    </style:style>
    <style:style style:name="P20" style:family="paragraph">
      <style:text-properties fo:color="#00b73a"/>
    </style:style>
    <style:style style:name="P21" style:family="paragraph">
      <style:text-properties fo:color="#00b73a" style:font-name="Ubuntu" fo:font-size="24pt" fo:font-weight="bold" style:font-size-asian="24pt" style:font-weight-asian="bold" style:font-size-complex="24pt" style:font-weight-complex="bold"/>
    </style:style>
    <style:style style:name="P2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color="#00b73a" style:font-name="Ubuntu Medium" fo:font-size="22pt" fo:font-weight="normal" style:font-size-asian="22pt" style:font-weight-asian="normal" style:font-size-complex="22pt" style:font-weight-complex="normal"/>
    </style:style>
    <style:style style:name="T2" style:family="text">
      <style:text-properties fo:color="#000000" style:font-name="Ubuntu Medium"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color="#ffffff" style:font-name="Ubuntu Medium"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ff8d00" style:font-name="Ubuntu Medium"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color="#ffffff" style:font-name="Ubuntu Medium"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color="#ffffff" style:font-name="Ubuntu Medium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ffffff" style:font-name="Ubuntu Medium"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color="#ffffff" style:font-name="Ubuntu Medium" fo:font-size="16pt" fo:font-weight="normal" style:font-size-asian="16pt" style:font-weight-asian="normal" style:font-size-complex="16pt" style:font-weight-complex="normal"/>
    </style:style>
    <style:style style:name="T9" style:family="text">
      <style:text-properties fo:color="#ffffff" style:font-name="Ubuntu Medium"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color="#ff8d00" style:font-name="Ubuntu Medium" fo:font-size="18pt" style:font-size-asian="18pt" style:font-size-complex="18pt"/>
    </style:style>
    <style:style style:name="T11" style:family="text">
      <style:text-properties fo:color="#00b73a" style:font-name="Ubuntu Medium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color="#00b4f0" style:font-name="Ubuntu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ff3333" style:font-name="Ubuntu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ff8d00" style:font-name="Ubuntu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e61e6e" style:font-name="Ubuntu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00b73a" style:font-name="Ubuntu" fo:font-size="24pt" fo:font-weight="bold" style:font-size-asian="24pt" style:font-weight-asian="bold" style:font-size-complex="24pt" style:font-weight-complex="bold"/>
    </style:style>
    <style:style style:name="T1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4.6cm" svg:height="16.55cm" svg:x="5.4cm" svg:y="11.75cm">
          <text:p text:style-name="P1"><text:span text:style-name="T1">RpcData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9.1cm" svg:height="2.2cm" svg:x="25.9cm" svg:y="32.8cm">
          <text:p text:style-name="P1"><text:span text:style-name="T2">destroyData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9.1cm" svg:height="2.2cm" svg:x="26cm" svg:y="27.1cm">
          <text:p text:style-name="P1"><text:span text:style-name="T3">add to ComponentRenderer internal</text:span></text:p>
          <text:p text:style-name="P1"><text:span text:style-name="T3">itemId track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3cm" svg:height="1.1cm" svg:x="29.9cm" svg:y="26.2cm">
          <text:p/>
          <draw:enhanced-geometry svg:viewBox="0 0 21600 21600" draw:text-areas="?f0 0 ?f2 ?f5" draw:type="down-arrow" draw:modifiers="14318.2189913676 5595.0807071483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3" draw:layer="layout" svg:width="9.1cm" svg:height="2.2cm" svg:x="26cm" svg:y="24.2cm">
          <text:p text:style-name="P1"><text:span text:style-name="T2">generateData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3cm" svg:height="1cm" svg:x="29.9cm" svg:y="23.5cm">
          <text:p/>
          <draw:enhanced-geometry svg:viewBox="0 0 21600 21600" draw:text-areas="?f0 0 ?f2 ?f5" draw:type="down-arrow" draw:modifiers="14318.2189913676 5595.0807071483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5" draw:layer="layout" svg:width="10.3cm" svg:height="30cm" svg:x="25.2cm" svg:y="8.9cm">
          <text:p text:style-name="P1"><text:span text:style-name="T4"/></text:p>
          <text:p text:style-name="P1"><text:span text:style-name="T4"/></text:p>
          <draw:enhanced-geometry svg:viewBox="0 0 21600 21600" draw:path-stretchpoint-x="10800" draw:path-stretchpoint-y="10800" draw:text-areas="?f3 ?f4 ?f5 ?f6" draw:type="round-rectangle" draw:modifiers="1767.673041452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6.241cm" svg:height="2.576cm" svg:x="12.8cm" svg:y="15.412cm">
          <text:p text:style-name="P1"><text:span text:style-name="T5">request 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784cm" svg:height="10.503cm" draw:transform="rotate (-2.05599785884932) translate (26.8cm 21.922cm)">
          <text:p/>
          <draw:enhanced-geometry svg:viewBox="0 0 21600 21600" draw:text-areas="?f0 0 ?f2 ?f5" draw:type="down-arrow" draw:modifiers="18237.8522467631 4840.3361344537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4" draw:layer="layout" svg:width="9.1cm" svg:height="2.2cm" svg:x="26cm" svg:y="21.5cm">
          <text:p text:style-name="P1"><text:span text:style-name="T3">get connector-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3cm" svg:height="1.1cm" svg:x="29.9cm" svg:y="20.6cm">
          <text:p/>
          <draw:enhanced-geometry svg:viewBox="0 0 21600 21600" draw:text-areas="?f0 0 ?f2 ?f5" draw:type="down-arrow" draw:modifiers="14318.2189913676 5595.0807071483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1.1cm" svg:height="1.1cm" svg:x="27.4cm" svg:y="14.3cm">
          <text:p/>
          <draw:enhanced-geometry svg:viewBox="0 0 21600 21600" draw:text-areas="?f0 0 ?f2 ?f5" draw:type="down-arrow" draw:modifiers="15491.5451895044 6415.2588555858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8cm" svg:height="0.8cm" svg:x="36.9cm" svg:y="2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2.3cm" svg:height="2.2cm" svg:x="44.7cm" svg:y="25.8cm">
          <text:p text:style-name="P1"><text:span text:style-name="T6">Component</text:span></text:p>
          <text:p text:style-name="P1"><text:span text:style-name="T6">Render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.1cm" svg:height="1.5cm" svg:x="45.3cm" svg:y="24.4cm">
          <text:p/>
          <draw:enhanced-geometry svg:viewBox="0 0 21600 21600" draw:text-areas="?f0 0 ?f2 ?f5" draw:type="down-arrow" draw:modifiers="15491.5451895044 6415.2588555858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2" draw:layer="layout" svg:width="18.3cm" svg:height="33.1cm" svg:x="4.3cm" svg:y="5.5cm">
          <text:p text:style-name="P1"><text:span text:style-name="T1">Gr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14.6cm" svg:height="3cm" svg:x="38.2cm" svg:y="21.6cm">
          <text:p text:style-name="P1"><text:span text:style-name="T7">getValue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12cm" svg:height="3.4cm" svg:x="38.2cm" svg:y="13cm">
          <text:p text:style-name="P1"><text:span text:style-name="T8">Bean</text:span></text:p>
          <text:p text:style-name="P1"><text:span text:style-name="T8">Item</text:span></text:p>
          <text:p text:style-name="P1"><text:span text:style-name="T8">Contai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14.6cm" svg:height="3.4cm" svg:x="38.2cm" svg:y="17cm">
          <text:p text:style-name="P1"><text:span text:style-name="T8">Generated</text:span></text:p>
          <text:p text:style-name="P1"><text:span text:style-name="T8">Property</text:span></text:p>
          <text:p text:style-name="P1"><text:span text:style-name="T8">Contai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.1cm" svg:height="7cm" svg:x="42.7cm" svg:y="14.8cm">
          <text:p/>
          <draw:enhanced-geometry svg:viewBox="0 0 21600 21600" draw:text-areas="?f0 0 ?f2 ?f5" draw:type="down-arrow" draw:modifiers="19091.8544194107 6062.1253405994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4" draw:layer="layout" svg:width="2.3cm" svg:height="1cm" svg:x="42.1cm" svg:y="14.1cm">
          <text:p text:style-name="P1"><text:span text:style-name="T3">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.1cm" svg:height="2.8cm" svg:x="45.3cm" svg:y="14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1.1cm" svg:height="2.8cm" svg:x="48.001cm" svg:y="14.8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4" draw:layer="layout" svg:width="2.3cm" svg:height="1cm" svg:x="44.7cm" svg:y="14.1cm">
          <text:p text:style-name="P1"><text:span text:style-name="T3">foo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2.3cm" svg:height="1cm" svg:x="47.4cm" svg:y="14.1cm">
          <text:p text:style-name="P1"><text:span text:style-name="T3">ra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.1cm" svg:height="2.4cm" svg:x="45.3cm" svg:y="19.4cm">
          <text:p/>
          <draw:enhanced-geometry svg:viewBox="0 0 21600 21600" draw:text-areas="?f0 0 ?f2 ?f5" draw:type="down-arrow" draw:modifiers="15491.5451895044 6415.2588555858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1.1cm" svg:height="2.4cm" svg:x="48.001cm" svg:y="19.401cm">
          <text:p/>
          <draw:enhanced-geometry svg:viewBox="0 0 21600 21600" draw:text-areas="?f0 0 ?f2 ?f5" draw:type="down-arrow" draw:modifiers="15491.5451895044 6415.2588555858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1.1cm" svg:height="2.4cm" svg:x="50.601cm" svg:y="19.401cm">
          <text:p/>
          <draw:enhanced-geometry svg:viewBox="0 0 21600 21600" draw:text-areas="?f0 0 ?f2 ?f5" draw:type="down-arrow" draw:modifiers="15491.5451895044 6415.2588555858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0" draw:layer="layout" svg:width="2.3cm" svg:height="2.1cm" svg:x="44.7cm" svg:y="17.6cm">
          <text:p text:style-name="P1"><text:span text:style-name="T9">food</text:span></text:p>
          <text:p text:style-name="P1"><text:span text:style-name="T9">ComboBo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draw:layer="layout" svg:width="2.3cm" svg:height="2.1cm" svg:x="47.4cm" svg:y="17.6cm">
          <text:p text:style-name="P1"><text:span text:style-name="T9">rating</text:span></text:p>
          <text:p text:style-name="P1"><text:span text:style-name="T9">Lab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draw:layer="layout" svg:width="2.3cm" svg:height="2.1cm" svg:x="50cm" svg:y="17.6cm">
          <text:p text:style-name="P1"><text:span text:style-name="T9">delete</text:span></text:p>
          <text:p text:style-name="P1"><text:span text:style-name="T9">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6cm" svg:height="13.3cm" svg:x="36.9cm" svg:y="13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6.2cm" svg:height="0.7cm" svg:x="30.8cm" svg:y="13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3cm" svg:height="2.2cm" svg:x="30cm" svg:y="13.5cm">
          <text:p/>
          <draw:enhanced-geometry svg:viewBox="0 0 21600 21600" draw:text-areas="?f0 0 ?f2 ?f5" draw:type="down-arrow" draw:modifiers="14318.2189913676 5595.0807071483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5" draw:layer="layout" svg:width="2.7cm" svg:height="17.3cm" svg:x="44.5cm" svg:y="11cm">
          <text:p text:style-name="P1"><text:span text:style-name="T4">Column</text:span></text:p>
          <text:p text:style-name="P1"><text:span text:style-name="T4">foo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draw:layer="layout" svg:width="2.9cm" svg:height="2.1cm" svg:x="26.5cm" svg:y="12.2cm">
          <text:p text:style-name="P1"><text:span text:style-name="T9">food</text:span></text:p>
          <text:p text:style-name="P1"><text:span text:style-name="T9">ComboBox</text:span></text:p>
          <text:p text:style-name="P1"><text:span text:style-name="T9">Compon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.1cm" svg:height="1.5cm" svg:x="27.4cm" svg:y="10.9cm">
          <text:p/>
          <draw:enhanced-geometry svg:viewBox="0 0 21600 21600" draw:text-areas="?f0 0 ?f2 ?f5" draw:type="down-arrow" draw:modifiers="15491.5451895044 6415.2588555858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4" draw:layer="layout" svg:width="3.6cm" svg:height="1.2cm" svg:x="26.1cm" svg:y="10.1cm">
          <text:p text:style-name="P1"><text:span text:style-name="T3">getValue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4.1cm" svg:height="5.9cm" svg:x="25.8cm" svg:y="9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1" draw:layer="layout" svg:width="3.965cm" svg:height="2.173cm" svg:x="31.258cm" svg:y="9.327cm">
          <draw:text-box>
            <text:p text:style-name="P1"><text:span text:style-name="T10">Component</text:span></text:p>
            <text:p text:style-name="P1"><text:span text:style-name="T10">Renderer</text:span></text:p>
          </draw:text-box>
        </draw:frame>
        <draw:custom-shape draw:style-name="gr5" draw:text-style-name="P6" draw:layer="layout" svg:width="6.3cm" svg:height="2.6cm" svg:x="12.9cm" svg:y="24.1cm">
          <text:p text:style-name="P1"><text:span text:style-name="T5">DataGene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1.8cm" svg:height="6.8cm" draw:transform="rotate (1.5707963267949) translate (19.2cm 26.3cm)">
          <text:p/>
          <draw:enhanced-geometry svg:viewBox="0 0 21600 21600" draw:text-areas="?f0 0 ?f2 ?f5" draw:type="down-arrow" draw:modifiers="17337.8032642259 4293.6146585230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" draw:layer="layout" svg:width="1.784cm" svg:height="7.158cm" draw:transform="rotate (1.5707963267949) translate (18.942cm 17.592cm)">
          <text:p/>
          <draw:enhanced-geometry svg:viewBox="0 0 21600 21600" draw:text-areas="?f0 0 ?f2 ?f5" draw:type="down-arrow" draw:modifiers="17556.9772314569 5602.6890756302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4" draw:layer="layout" svg:width="9.1cm" svg:height="2.2cm" svg:x="26cm" svg:y="18.5cm">
          <text:p text:style-name="P1"><text:span text:style-name="T3">add component to </text:span><text:span text:style-name="T11">grid hierarc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1.784cm" svg:height="3.458cm" draw:transform="rotate (-1.5707963267949) translate (26.058cm 18.7cm)">
          <text:p/>
          <draw:enhanced-geometry svg:viewBox="0 0 21600 21600" draw:mirror-horizontal="false" draw:mirror-vertical="false" draw:text-areas="?f0 0 ?f2 ?f5" draw:type="down-arrow" draw:modifiers="17556.9772314569 5602.6890756302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1.3cm" svg:height="1.1cm" svg:x="29.9cm" svg:y="17.6cm">
          <text:p/>
          <draw:enhanced-geometry svg:viewBox="0 0 21600 21600" draw:text-areas="?f0 0 ?f2 ?f5" draw:type="down-arrow" draw:modifiers="14318.2189913676 5595.0807071483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3" draw:layer="layout" svg:width="9.1cm" svg:height="2.2cm" svg:x="26cm" svg:y="15.6cm">
          <text:p text:style-name="P1"><text:span text:style-name="T2">encode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8.2cm" svg:height="2.6cm" svg:x="8.6cm" svg:y="29.2cm">
          <text:p text:style-name="P1"><text:span text:style-name="T5">Row scrolls out of</text:span></text:p>
          <text:p text:style-name="P1"><text:span text:style-name="T5">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6.3cm" svg:height="2.6cm" svg:x="12.7cm" svg:y="32.6cm">
          <text:p text:style-name="P1"><text:span text:style-name="T5">DataGene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1.8cm" svg:height="6.8cm" draw:transform="rotate (1.5707963267949) translate (19cm 34.8cm)">
          <text:p/>
          <draw:enhanced-geometry svg:viewBox="0 0 21600 21600" draw:text-areas="?f0 0 ?f2 ?f5" draw:type="down-arrow" draw:modifiers="17337.8032642259 4293.6146585230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4" draw:layer="layout" svg:width="9.1cm" svg:height="2.2cm" svg:x="26.001cm" svg:y="35.9cm">
          <text:p text:style-name="P1"><text:span text:style-name="T3">remove row components from </text:span><text:span text:style-name="T11">grid</text:span></text:p>
          <text:p text:style-name="P1"><text:span text:style-name="T11">hierarchy</text:span><text:span text:style-name="T3"> and internal track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8.2cm" svg:height="2.6cm" svg:x="8.5cm" svg:y="8.2cm">
          <text:p text:style-name="P1"><text:span text:style-name="T5">row scrolls into</text:span></text:p>
          <text:p text:style-name="P1"><text:span text:style-name="T5">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Standard">
        <draw:custom-shape draw:style-name="gr18" draw:text-style-name="P1" draw:layer="layout" svg:width="22.7cm" svg:height="5.1cm" svg:x="8.5cm" svg:y="21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41.1cm" svg:height="5.9cm" svg:x="8.5cm" svg:y="15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3" draw:layer="layout" svg:width="2.513cm" svg:height="1.404cm" svg:x="9.4cm" svg:y="13.9cm">
          <draw:text-box>
            <text:p text:style-name="P12"><text:span text:style-name="T12">ROW</text:span></text:p>
          </draw:text-box>
        </draw:frame>
        <draw:custom-shape draw:style-name="gr21" draw:text-style-name="P1" draw:layer="layout" svg:width="12.901cm" svg:height="4.199cm" svg:x="9.199cm" svg:y="16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12.3cm" svg:height="4.199cm" svg:x="22.6cm" svg:y="16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13.5cm" svg:height="4.199cm" svg:x="35.3cm" svg:y="1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" draw:layer="layout" svg:width="8.301cm" svg:height="3.5cm" svg:x="9.699cm" svg:y="1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" draw:layer="layout" svg:width="2.3cm" svg:height="2.2cm" svg:x="10.1cm" svg:y="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" draw:layer="layout" svg:width="2.3cm" svg:height="2.2cm" svg:x="12.7cm" svg:y="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5" draw:layer="layout" svg:width="4.096cm" svg:height="1.404cm" svg:x="8.887cm" svg:y="22.2cm">
          <draw:text-box>
            <text:p text:style-name="P14"><text:span text:style-name="T13">Grid-Cell</text:span></text:p>
          </draw:text-box>
        </draw:frame>
        <draw:frame draw:style-name="gr20" draw:text-style-name="P17" draw:layer="layout" svg:width="21.415cm" svg:height="1.404cm" svg:x="8.904cm" svg:y="23.596cm">
          <draw:text-box>
            <text:p text:style-name="P16"><text:span text:style-name="T14">Component-Renderer SimplePanel (component-cell)</text:span></text:p>
          </draw:text-box>
        </draw:frame>
        <draw:frame draw:style-name="gr20" draw:text-style-name="P19" draw:layer="layout" svg:width="21.322cm" svg:height="1.404cm" svg:x="8.9cm" svg:y="24.996cm">
          <draw:text-box>
            <text:p text:style-name="P18"><text:span text:style-name="T15">Layout Component (v-layout), e.g. HorizontalLayout</text:span></text:p>
          </draw:text-box>
        </draw:frame>
        <draw:frame draw:style-name="gr20" draw:text-style-name="P21" draw:layer="layout" svg:width="12.313cm" svg:height="1.404cm" svg:x="8.974cm" svg:y="26.4cm">
          <draw:text-box>
            <text:p text:style-name="P20"><text:span text:style-name="T16">Component, e.g. Label, Image</text:span></text:p>
          </draw:text-box>
        </draw:frame>
        <draw:custom-shape draw:style-name="gr25" draw:text-style-name="P22" draw:layer="layout" svg:width="11.9cm" svg:height="5.1cm" svg:x="31.4cm" svg:y="21.2cm">
          <text:p text:style-name="P1"><text:span text:style-name="T17">select row when click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4T10:01:03.836550650</meta:creation-date>
    <dc:date>2016-02-17T23:27:34.450129858</dc:date>
    <meta:editing-duration>PT3H10M23S</meta:editing-duration>
    <meta:editing-cycles>15</meta:editing-cycles>
    <meta:generator>LibreOffice/4.2.8.2$Linux_X86_64 LibreOffice_project/420m0$Build-2</meta:generator>
    <meta:document-statistic meta:object-count="66"/>
  </office:meta>
</office:document-meta>
</file>